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209cm" fo:margin-left="-0.106cm" fo:margin-top="0cm" fo:margin-bottom="0cm" table:align="left"/>
    </style:style>
    <style:style style:name="Tabela1.A" style:family="table-column">
      <style:table-column-properties style:column-width="1.251cm"/>
    </style:style>
    <style:style style:name="Tabela1.B" style:family="table-column">
      <style:table-column-properties style:column-width="2.424cm"/>
    </style:style>
    <style:style style:name="Tabela1.C" style:family="table-column">
      <style:table-column-properties style:column-width="5.907cm"/>
    </style:style>
    <style:style style:name="Tabela1.D" style:family="table-column">
      <style:table-column-properties style:column-width="1.416cm"/>
    </style:style>
    <style:style style:name="Tabela1.E" style:family="table-column">
      <style:table-column-properties style:column-width="2.258cm"/>
    </style:style>
    <style:style style:name="Tabela1.G" style:family="table-column">
      <style:table-column-properties style:column-width="2.693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middle" fo:padding-left="0.053cm" fo:padding-right="0.053cm" fo:padding-top="0cm" fo:padding-bottom="0cm" fo:border="none"/>
    </style:style>
    <style:style style:name="Tabela1.C2" style:family="table-cell">
      <style:table-cell-properties style:vertical-align="bottom" fo:padding-left="0.053cm" fo:padding-right="0.053cm" fo:padding-top="0cm" fo:padding-bottom="0cm" fo:border="none"/>
    </style:style>
    <style:style style:name="Tabela1.6" style:family="table-row">
      <style:table-row-properties style:min-row-height="0.529cm" fo:keep-together="auto"/>
    </style:style>
    <style:style style:name="Tabela1.7" style:family="table-row">
      <style:table-row-properties style:min-row-height="0.947cm" fo:keep-together="auto"/>
    </style:style>
    <style:style style:name="Tabela1.8" style:family="table-row">
      <style:table-row-properties style:min-row-height="0.841cm" fo:keep-together="auto"/>
    </style:style>
    <style:style style:name="Tabela1.10" style:family="table-row">
      <style:table-row-properties style:min-row-height="2.027cm" fo:keep-together="auto"/>
    </style:style>
    <style:style style:name="Tabela1.11" style:family="table-row">
      <style:table-row-properties style:min-row-height="1.236cm" fo:keep-together="auto"/>
    </style:style>
    <style:style style:name="P1" style:family="paragraph" style:parent-style-name="Standard">
      <style:text-properties officeooo:rsid="00177855" officeooo:paragraph-rsid="00177855"/>
    </style:style>
    <style:style style:name="P2" style:family="paragraph" style:parent-style-name="Standard">
      <style:text-properties officeooo:paragraph-rsid="00177855"/>
    </style:style>
    <style:style style:name="P3" style:family="paragraph" style:parent-style-name="Standard">
      <style:text-properties fo:font-weight="bold" officeooo:rsid="00177855" officeooo:paragraph-rsid="00177855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c9211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c9211e" fo:font-weight="normal" style:font-weight-asian="normal" style:font-weight-complex="normal"/>
    </style:style>
    <style:style style:name="T1" style:family="text">
      <style:text-properties officeooo:rsid="00177855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8d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2. Gerenciamento das Aquisições do projeto</text:p>
      <text:p text:style-name="P3">12.2 Planejar o Gerenciamento das Aquisições</text:p>
      <text:p text:style-name="P2"><text:span text:style-name="T1"><text:tab/>Foi necessário a aquisição de dois cursos para a capacitação dos desenvolvedores do projeto, sabendo que os mesmos não possuíam conhecimento amplo para o término dentro do prazo estimado, onde também foi adquirido novos produtos para desempenho e produtividade, visando melhorar o tempo na entrega das tarefas solicitadas pelo gerente.</text:span></text:p>
      <text:p text:style-name="P1"/>
      <text:p text:style-name="P1"/>
      <text:p text:style-name="P3">12.2 Conduzir as Aquisições</text:p>
      <text:p text:style-name="P3"/>
      <text:p text:style-name="P2"><text:span text:style-name="T1">Orçamentos foram feitos em vários fornecedores, porém havia alguns riscos como por exemplo, <text:s/>a demora na entrega de um produto, que também havia um custo abaixo dos outros fornecedores, mas para não </text:span><text:span text:style-name="T4">se </text:span><text:span text:style-name="T1">ter o risco na demora da entrega </text:span><text:span text:style-name="T4">e atraso no desenvolvimento</text:span><text:span text:style-name="T1">, foi adquirido um produto semelhante, mas que estaria sendo entregue antes do previsto.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row table:style-name="Tabela1.1">
          <table:table-cell table:style-name="Tabela1.A1" table:number-columns-spanned="5" office:value-type="string">
            <text:p text:style-name="P5"><text:span text:style-name="T2">Plano de Aquisições</text:span></text:p>
          </table:table-cell>
          <table:covered-table-cell/>
          <table:covered-table-cell/>
          <table:covered-table-cell/>
          <table:covered-table-cell/>
          <table:table-cell table:style-name="Tabela1.A1" table:number-rows-spanned="2" table:number-columns-spanned="2" office:value-type="string">
            <text:p text:style-name="P5">Data: 01/10/2020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C2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6">Nome do projeto: <text:span text:style-name="T3">Gerenciamento – Agencia de Viage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6">Client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7" office:value-type="string">
            <text:p text:style-name="P6">Gerente do projeto: <text:span text:style-name="T3">Pitter Meir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1" office:value-type="string">
            <text:p text:style-name="P5"><text:span text:style-name="T2">#</text:span></text:p>
          </table:table-cell>
          <table:table-cell table:style-name="Tabela1.A1" office:value-type="string">
            <text:p text:style-name="P5"><text:span text:style-name="T2">Fornecedor</text:span></text:p>
          </table:table-cell>
          <table:table-cell table:style-name="Tabela1.C2" office:value-type="string">
            <text:p text:style-name="P6"><text:span text:style-name="T2">Descrição/Item</text:span></text:p>
          </table:table-cell>
          <table:table-cell table:style-name="Tabela1.A1" office:value-type="string">
            <text:p text:style-name="P5"><text:span text:style-name="T2">Qtd</text:span></text:p>
          </table:table-cell>
          <table:table-cell table:style-name="Tabela1.A1" office:value-type="string">
            <text:p text:style-name="P5"><text:span text:style-name="T2">Preço</text:span></text:p>
          </table:table-cell>
          <table:table-cell table:style-name="Tabela1.A1" office:value-type="string">
            <text:p text:style-name="P5"><text:span text:style-name="T2">Total</text:span></text:p>
          </table:table-cell>
          <table:table-cell table:style-name="Tabela1.A1" office:value-type="string">
            <text:p text:style-name="P5"><text:span text:style-name="T2">Comentários</text:span></text:p>
          </table:table-cell>
        </table:table-row>
        <table:table-row table:style-name="Tabela1.8"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Cod3r</text:p>
          </table:table-cell>
          <table:table-cell table:style-name="Tabela1.C2" office:value-type="string">
            <text:p text:style-name="P6">Curso React + Redux: Fundamentos e 2 Apps do Absoluto Zero</text:p>
          </table:table-cell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R$ 25,00</text:p>
          </table:table-cell>
          <table:table-cell table:style-name="Tabela1.A1" office:value-type="string">
            <text:p text:style-name="P5">R$ 25,00</text:p>
          </table:table-cell>
          <table:table-cell table:style-name="Tabela1.A1" office:value-type="string">
            <text:p text:style-name="P5">Comprado.</text:p>
          </table:table-cell>
        </table:table-row>
        <table:table-row table:style-name="Tabela1.8"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5">Academind</text:p>
          </table:table-cell>
          <table:table-cell table:style-name="Tabela1.C2" office:value-type="string">
            <text:p text:style-name="P6">React - The Complete Guide (incl Hooks, React Router, Redux)</text:p>
          </table:table-cell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R$ 25,00</text:p>
          </table:table-cell>
          <table:table-cell table:style-name="Tabela1.A1" office:value-type="string">
            <text:p text:style-name="P5">R$ 25,00</text:p>
          </table:table-cell>
          <table:table-cell table:style-name="Tabela1.A1" office:value-type="string">
            <text:p text:style-name="P5">Comprado.</text:p>
          </table:table-cell>
        </table:table-row>
        <table:table-row table:style-name="Tabela1.10">
          <table:table-cell table:style-name="Tabela1.A1" office:value-type="string">
            <text:p text:style-name="P5">3</text:p>
          </table:table-cell>
          <table:table-cell table:style-name="Tabela1.A1" office:value-type="string">
            <text:p text:style-name="P5">Magalu</text:p>
          </table:table-cell>
          <table:table-cell table:style-name="Tabela1.A1" office:value-type="string">
            <text:p text:style-name="P6">SSD 120GB AFOX SD250-120GN SATA III - Leitura 500MB/s e Gravação 440MB/s</text:p>
          </table:table-cell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R$ 199,00</text:p>
          </table:table-cell>
          <table:table-cell table:style-name="Tabela1.A1" office:value-type="string">
            <text:p text:style-name="P5">R$ 199,00</text:p>
          </table:table-cell>
          <table:table-cell table:style-name="Tabela1.A1" office:value-type="string">
            <text:p text:style-name="P5">Comprado – produto em estoque para retirada em loja física</text:p>
          </table:table-cell>
        </table:table-row>
        <table:table-row table:style-name="Tabela1.11">
          <table:table-cell table:style-name="Tabela1.A1" office:value-type="string">
            <text:p text:style-name="P7">4</text:p>
          </table:table-cell>
          <table:table-cell table:style-name="Tabela1.A1" office:value-type="string">
            <text:p text:style-name="P7">KaBum</text:p>
          </table:table-cell>
          <table:table-cell table:style-name="Tabela1.C2" office:value-type="string">
            <text:p text:style-name="P8">SSD Gigabyte 120GB, SATA, Leitura 500MB/s, Gravação 380MB/s - GP-GSTFS31120GNTD </text:p>
          </table:table-cell>
          <table:table-cell table:style-name="Tabela1.A1" office:value-type="string">
            <text:p text:style-name="P7">1</text:p>
          </table:table-cell>
          <table:table-cell table:style-name="Tabela1.A1" office:value-type="string">
            <text:p text:style-name="P7">R$ 149,90</text:p>
          </table:table-cell>
          <table:table-cell table:style-name="Tabela1.A1" office:value-type="string">
            <text:p text:style-name="P7">R$ 149,90</text:p>
          </table:table-cell>
          <table:table-cell table:style-name="Tabela1.A1" office:value-type="string">
            <text:p text:style-name="P7">Recusado - demora na entrega</text:p>
          </table:table-cell>
        </table:table-row>
        <table:table-row table:style-name="Tabela1.11">
          <table:table-cell table:style-name="Tabela1.A1" office:value-type="string">
            <text:p text:style-name="P5">5</text:p>
          </table:table-cell>
          <table:table-cell table:style-name="Tabela1.A1" office:value-type="string">
            <text:p text:style-name="P5">Hcode Treinamentos</text:p>
          </table:table-cell>
          <table:table-cell table:style-name="Tabela1.C2" office:value-type="string">
            <text:p text:style-name="P6">Node JS Curso Completo do Básico ao Avançado </text:p>
          </table:table-cell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R$ 379,90</text:p>
          </table:table-cell>
          <table:table-cell table:style-name="Tabela1.A1" office:value-type="string">
            <text:p text:style-name="P5">R$ 379,90</text:p>
          </table:table-cell>
          <table:table-cell table:style-name="Tabela1.A1" office:value-type="string">
            <text:p text:style-name="P5">Fora do orçamento.</text:p>
          </table:table-cell>
        </table:table-row>
      </table:table>
      <text:p text:style-name="Standard"/>
      <text:p text:style-name="P2"/>
      <text:p text:style-name="P1"/>
      <text:p text:style-name="P1"/>
      <text:p text:style-name="P1">12.3 Controlar as Aquisiçõ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22:17:14.619752971</meta:creation-date>
    <dc:date>2020-11-03T22:37:33.886647761</dc:date>
    <meta:editing-duration>PT1M28S</meta:editing-duration>
    <meta:editing-cycles>1</meta:editing-cycles>
    <meta:document-statistic meta:table-count="1" meta:image-count="0" meta:object-count="0" meta:page-count="1" meta:paragraph-count="53" meta:word-count="258" meta:character-count="1579" meta:non-whitespace-character-count="1368"/>
    <meta:generator>LibreOffice/6.4.2.2$Linux_X86_64 LibreOffice_project/40$Build-2</meta:generator>
  </office:meta>
</office:document-meta>
</file>